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ActionModel.addSetProperty( XmlModelWriter xw , Element element ,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ActionModel.init( String actionName , AnnotationInstance annotation , GenStrutsApp parent , ClassDeclaration j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legatingActionModel.DelegatingActionModel( Declaration sourceElement , TypeDeclaration containingType , GenStrutsApp parent , ClassDeclaration j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